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621dd7d" officeooo:paragraph-rsid="001bc561" style:font-weight-asian="normal" style:font-weight-complex="normal"/>
    </style:style>
    <style:style style:name="P2" style:family="paragraph" style:parent-style-name="Standard">
      <style:text-properties fo:font-weight="normal" officeooo:rsid="05ffd789" officeooo:paragraph-rsid="001bc561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5ffd789" officeooo:paragraph-rsid="001bc561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5ffd789" officeooo:paragraph-rsid="003c41ce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1bcefd" officeooo:paragraph-rsid="001bcefd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rsid="001f38d0" officeooo:paragraph-rsid="001f38d0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269aa0" officeooo:paragraph-rsid="00269aa0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269aa0" officeooo:paragraph-rsid="00377d25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2e07a7" officeooo:paragraph-rsid="002e07a7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2fc047" officeooo:paragraph-rsid="00562f13" style:font-weight-asian="normal" style:font-weight-complex="normal"/>
    </style:style>
    <style:style style:name="P11" style:family="paragraph" style:parent-style-name="Standard">
      <style:text-properties style:text-underline-style="solid" style:text-underline-width="auto" style:text-underline-color="font-color" fo:font-weight="normal" officeooo:rsid="00432f6a" officeooo:paragraph-rsid="00432f6a" style:font-weight-asian="normal" style:font-weight-complex="normal"/>
    </style:style>
    <style:style style:name="P12" style:family="paragraph" style:parent-style-name="Standard">
      <style:text-properties style:text-underline-style="solid" style:text-underline-width="auto" style:text-underline-color="font-color" fo:font-weight="normal" officeooo:rsid="004f33b7" officeooo:paragraph-rsid="004f33b7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d0416" officeooo:paragraph-rsid="001d0416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d0416" officeooo:paragraph-rsid="001f6520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d0416" officeooo:paragraph-rsid="0023b7c9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e7334" officeooo:paragraph-rsid="002e7334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314ce0" officeooo:paragraph-rsid="002fc047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314ce0" officeooo:paragraph-rsid="00562f13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602199c" officeooo:paragraph-rsid="003ed00c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47d93e" officeooo:paragraph-rsid="0047d93e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4d6f0d" officeooo:paragraph-rsid="004d6f0d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4d6f0d" officeooo:paragraph-rsid="004f33b7" style:font-weight-asian="normal" style:font-weight-complex="normal"/>
    </style:style>
    <style:style style:name="P23" style:family="paragraph" style:parent-style-name="Standard">
      <style:text-properties fo:font-size="15pt" style:text-underline-style="none" fo:font-weight="normal" officeooo:rsid="002e07a7" officeooo:paragraph-rsid="002e07a7" style:font-size-asian="15pt" style:font-weight-asian="normal" style:font-size-complex="15pt" style:font-weight-complex="normal"/>
    </style:style>
    <style:style style:name="P24" style:family="paragraph" style:parent-style-name="Standard">
      <style:text-properties fo:font-weight="normal" officeooo:rsid="05ffd789" officeooo:paragraph-rsid="001bc561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5ffd789" officeooo:paragraph-rsid="003ed00c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47d93e" officeooo:paragraph-rsid="0047d93e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47d93e" officeooo:paragraph-rsid="005ce305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1d0416" officeooo:paragraph-rsid="005d2e6e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314ce0" officeooo:paragraph-rsid="00562f13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2857d3" officeooo:paragraph-rsid="002857d3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765eb7" officeooo:paragraph-rsid="00765eb7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7c44bd" officeooo:paragraph-rsid="007c44bd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827362" officeooo:paragraph-rsid="00827362" style:font-weight-asian="normal" style:font-weight-complex="normal"/>
    </style:style>
    <style:style style:name="P34" style:family="paragraph" style:parent-style-name="Standard">
      <style:text-properties style:text-underline-style="solid" style:text-underline-width="auto" style:text-underline-color="font-color" fo:font-weight="normal" officeooo:rsid="005ce305" officeooo:paragraph-rsid="005d2e6e" style:font-weight-asian="normal" style:font-weight-complex="normal"/>
    </style:style>
    <style:style style:name="P35" style:family="paragraph" style:parent-style-name="Standard">
      <style:text-properties style:text-underline-style="solid" style:text-underline-width="auto" style:text-underline-color="font-color" fo:font-weight="normal" officeooo:rsid="00432f6a" officeooo:paragraph-rsid="00432f6a" style:font-weight-asian="normal" style:font-weight-complex="normal"/>
    </style:style>
    <style:style style:name="P36" style:family="paragraph" style:parent-style-name="Standard">
      <style:text-properties style:text-underline-style="solid" style:text-underline-width="auto" style:text-underline-color="font-color" fo:font-weight="normal" officeooo:rsid="00269aa0" officeooo:paragraph-rsid="0068f36d" style:font-weight-asian="normal" style:font-weight-complex="normal"/>
    </style:style>
    <style:style style:name="P37" style:family="paragraph" style:parent-style-name="Standard">
      <style:text-properties style:text-underline-style="solid" style:text-underline-width="auto" style:text-underline-color="font-color" fo:font-weight="normal" officeooo:rsid="0068f36d" officeooo:paragraph-rsid="00697b9d" style:font-weight-asian="normal" style:font-weight-complex="normal"/>
    </style:style>
    <style:style style:name="P38" style:family="paragraph" style:parent-style-name="Standard">
      <style:text-properties style:text-underline-style="solid" style:text-underline-width="auto" style:text-underline-color="font-color" fo:font-weight="normal" officeooo:rsid="00765eb7" officeooo:paragraph-rsid="00765eb7" style:font-weight-asian="normal" style:font-weight-complex="normal"/>
    </style:style>
    <style:style style:name="P39" style:family="paragraph" style:parent-style-name="Standard">
      <style:text-properties style:text-underline-style="solid" style:text-underline-width="auto" style:text-underline-color="font-color" fo:font-weight="normal" officeooo:rsid="05ffd789" officeooo:paragraph-rsid="001bc561" style:font-weight-asian="normal" style:font-weight-complex="normal"/>
    </style:style>
    <style:style style:name="P40" style:family="paragraph" style:parent-style-name="Standard">
      <style:text-properties fo:font-size="15pt" style:text-underline-style="none" fo:font-weight="normal" officeooo:rsid="002e07a7" officeooo:paragraph-rsid="002e07a7" style:font-size-asian="15pt" style:font-weight-asian="normal" style:font-size-complex="15pt" style:font-weight-complex="normal"/>
    </style:style>
    <style:style style:name="P41" style:family="paragraph" style:parent-style-name="Standard">
      <style:text-properties fo:font-size="15pt" style:text-underline-style="none" fo:font-weight="normal" officeooo:rsid="00694217" officeooo:paragraph-rsid="00694217" style:font-size-asian="15pt" style:font-weight-asian="normal" style:font-size-complex="15pt" style:font-weight-complex="normal"/>
    </style:style>
    <style:style style:name="P42" style:family="paragraph" style:parent-style-name="Standard">
      <style:text-properties fo:font-size="12pt" style:text-underline-style="none" fo:font-weight="normal" officeooo:rsid="00694217" officeooo:paragraph-rsid="00697b9d" style:font-size-asian="12pt" style:font-weight-asian="normal" style:font-size-complex="12pt" style:font-weight-complex="normal"/>
    </style:style>
    <style:style style:name="T1" style:family="text">
      <style:text-properties officeooo:rsid="06255aa8"/>
    </style:style>
    <style:style style:name="T2" style:family="text">
      <style:text-properties officeooo:rsid="062364a5"/>
    </style:style>
    <style:style style:name="T3" style:family="text">
      <style:text-properties officeooo:rsid="060924ec"/>
    </style:style>
    <style:style style:name="T4" style:family="text">
      <style:text-properties officeooo:rsid="06124481"/>
    </style:style>
    <style:style style:name="T5" style:family="text">
      <style:text-properties officeooo:rsid="06213b51"/>
    </style:style>
    <style:style style:name="T6" style:family="text">
      <style:text-properties officeooo:rsid="0605f510"/>
    </style:style>
    <style:style style:name="T7" style:family="text">
      <style:text-properties officeooo:rsid="001d6492"/>
    </style:style>
    <style:style style:name="T8" style:family="text">
      <style:text-properties officeooo:rsid="001f6520"/>
    </style:style>
    <style:style style:name="T9" style:family="text">
      <style:text-properties officeooo:rsid="00293fef"/>
    </style:style>
    <style:style style:name="T10" style:family="text">
      <style:text-properties officeooo:rsid="002c3bee"/>
    </style:style>
    <style:style style:name="T11" style:family="text">
      <style:text-properties officeooo:rsid="003285e1"/>
    </style:style>
    <style:style style:name="T12" style:family="text">
      <style:text-properties officeooo:rsid="0037b4d4"/>
    </style:style>
    <style:style style:name="T13" style:family="text">
      <style:text-properties officeooo:rsid="004172a3"/>
    </style:style>
    <style:style style:name="T14" style:family="text">
      <style:text-properties officeooo:rsid="0046112b"/>
    </style:style>
    <style:style style:name="T15" style:family="text">
      <style:text-properties officeooo:rsid="0049cd52"/>
    </style:style>
    <style:style style:name="T16" style:family="text">
      <style:text-properties officeooo:rsid="004f2f6c"/>
    </style:style>
    <style:style style:name="T17" style:family="text">
      <style:text-properties officeooo:rsid="004f33b7"/>
    </style:style>
    <style:style style:name="T18" style:family="text">
      <style:text-properties officeooo:rsid="0061528e"/>
    </style:style>
    <style:style style:name="T19" style:family="text">
      <style:text-properties officeooo:rsid="0062fb37"/>
    </style:style>
    <style:style style:name="T20" style:family="text">
      <style:text-properties officeooo:rsid="00686152"/>
    </style:style>
    <style:style style:name="T21" style:family="text">
      <style:text-properties officeooo:rsid="0070f26b"/>
    </style:style>
    <style:style style:name="T22" style:family="text">
      <style:text-properties officeooo:rsid="0073038d"/>
    </style:style>
    <style:style style:name="T23" style:family="text">
      <style:text-properties officeooo:rsid="00735209"/>
    </style:style>
    <style:style style:name="T24" style:family="text">
      <style:text-properties officeooo:rsid="007d11af"/>
    </style:style>
    <style:style style:name="T25" style:family="text">
      <style:text-properties officeooo:rsid="007fe3d7"/>
    </style:style>
    <style:style style:name="T26" style:family="text">
      <style:text-properties officeooo:rsid="008299c3"/>
    </style:style>
    <style:style style:name="T27" style:family="text">
      <style:text-properties officeooo:rsid="008477cf"/>
    </style:style>
    <style:style style:name="T28" style:family="text">
      <style:text-properties officeooo:rsid="008636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23"/>
      <text:p text:style-name="P37"><text:span text:style-name="T21">Start</text:span>.php</text:p>
      <text:p text:style-name="P42">Inloggingsmeny. <text:span text:style-name="T22">Kan logge inn og logge ut. Passord blir kryptert. Hvis tastet feil passord 10 ganger får man ikke til å logge inn på en stund.</text:span></text:p>
      <text:p text:style-name="P7"/>
      <text:p text:style-name="P36"/>
      <text:p text:style-name="P7">Admin.php</text:p>
      <text:p text:style-name="P30">Lister opp alle lag. Kan <text:span text:style-name="T9">legge til nytt lag via skjema på siden</text:span> og slette lag. <text:span text:style-name="T23">Kun administrator har tilgang.</text:span></text:p>
      <text:p text:style-name="P30"/>
      <text:p text:style-name="P30"/>
      <text:p text:style-name="P38">Register.php</text:p>
      <text:p text:style-name="P31">Registrere nye brukere.</text:p>
      <text:p text:style-name="P3"/>
      <text:p text:style-name="P3"/>
      <text:p text:style-name="P3">Lag.php</text:p>
      <text:p text:style-name="P2">Håndterer alt av detaljer for et spesifikt lag. Viser deltagere og aktiviteter tilhørende laget. Kan også legge til/slette deltagere og aktiviteter.</text:p>
      <text:p text:style-name="P2"/>
      <text:p text:style-name="P2"><text:span text:style-name="T3">Deltagere kan legges til</text:span> v<text:span text:style-name="T4">ia skjema</text:span> på siden <text:span text:style-name="T5">enkeltvis</text:span> eller ved <text:span text:style-name="T6">å importere fra en fil lokalt. Filen må være tabulator-separert og med filtype .txt eller .csv.</text:span></text:p>
      <text:p text:style-name="P2"/>
      <text:p text:style-name="P1"><text:span text:style-name="T10">Nye a</text:span>ktiviteter registreres ved å velge dato fra kalender <text:span text:style-name="T1">(Javascript)</text:span> samt klokkeslett <text:span text:style-name="T2">på siden</text:span>.</text:p>
      <text:p text:style-name="P1"/>
      <text:p text:style-name="P1"/>
      <text:p text:style-name="P5">Deltager.php</text:p>
      <text:p text:style-name="P13">Viser informasjon om en spesifikk deltager. <text:span text:style-name="T7">Kan legge til/endre informasjon om en deltager.</text:span></text:p>
      <text:p text:style-name="P13"/>
      <text:p text:style-name="P13"/>
      <text:p text:style-name="P6">Aktivitet.php</text:p>
      <text:p text:style-name="P15">Viser informasjon om en spesifikk <text:span text:style-name="T8">aktivitet. Kan velge hvilke deltagere på laget som skal være tilgjengelig, f.eks. i forkant av en kamp. Kan legge til/endre kommentar til en aktivitet.</text:span></text:p>
      <text:p text:style-name="P15"/>
      <text:p text:style-name="P15"/>
      <text:p text:style-name="P9">Export.php</text:p>
      <text:p text:style-name="P16">Skriver ut data til <text:span text:style-name="T20">standard CSV-</text:span>fil <text:span text:style-name="T18">som lastes ned via browseren ved trykk på lenke.</text:span> <text:span text:style-name="T19">Kan skriver</text:span> ut oppmøte for et helt lag eller oppmøte for en spesifikk deltager.</text:p>
      <text:p text:style-name="P14"/>
      <text:p text:style-name="P17"/>
      <text:p text:style-name="P4"><text:span text:style-name="T13">Brukerl</text:span>ag.php</text:p>
      <text:p text:style-name="P25">Viser deltagere og aktiviteter tilhørende laget. </text:p>
      <text:p text:style-name="P19"/>
      <text:p text:style-name="P19"/>
      <text:p text:style-name="P34">Brukerdeltager.php</text:p>
      <text:p text:style-name="P28">Viser informasjon om en spesifikk deltager. <text:span text:style-name="T7">Kan legge til/endre kommentar på en deltager.</text:span></text:p>
      <text:p text:style-name="P28"/>
      <text:p text:style-name="P11"/>
      <text:p text:style-name="P11"><text:soft-page-break/>Brukera<text:span text:style-name="T14">k</text:span>tivitet.php</text:p>
      <text:p text:style-name="P20">Viser i starten <text:span text:style-name="T15">alle tilgjengelige deltagere for aktiviteten. Kan velge å sette de ulike deltagerne til “Til stede” eller “Ikke møtt” fra tilgjengelig-listen. Dette blir lagret. Deltagerne forsvinner fra tilgjengelig-listen etterhvert som de blir valgt og Oppdater trykkes.</text:span></text:p>
      <text:p text:style-name="P20"/>
      <text:p text:style-name="P27"/>
      <text:p text:style-name="P10">Opp.php</text:p>
      <text:p text:style-name="P18">Viser informasjon om et oppmøte for en spesifikk deltager. <text:span text:style-name="T11">Kan legge til/forandre kommentar, f.eks. ved fravær til en deltager.'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2"/>
      <text:p text:style-name="P32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3T15:04:49.268000000</meta:creation-date>
    <dc:date>2015-02-18T13:17:01.861000000</dc:date>
    <meta:editing-duration>P2DT2H14M53S</meta:editing-duration>
    <meta:editing-cycles>109</meta:editing-cycles>
    <meta:generator>LibreOffice/4.3.4.1$Windows_x86 LibreOffice_project/bc356b2f991740509f321d70e4512a6a54c5f243</meta:generator>
    <meta:document-statistic meta:table-count="0" meta:image-count="0" meta:object-count="0" meta:page-count="2" meta:paragraph-count="24" meta:word-count="269" meta:character-count="1788" meta:non-whitespace-character-count="1542"/>
  </office:meta>
</office:document-meta>
</file>